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0051ee" officeooo:paragraph-rsid="000051ee" style:font-size-asian="12pt" style:font-size-complex="12pt"/>
    </style:style>
    <style:style style:name="P2" style:family="paragraph" style:parent-style-name="Standard">
      <style:text-properties style:font-name="Arial" fo:font-size="12pt" officeooo:rsid="0001f990" officeooo:paragraph-rsid="0003b2f7" style:font-size-asian="12pt" style:font-size-complex="12pt"/>
    </style:style>
    <style:style style:name="P3" style:family="paragraph" style:parent-style-name="Standard">
      <style:text-properties style:font-name="Arial" fo:font-size="12pt" officeooo:rsid="0003b2f7" officeooo:paragraph-rsid="0003b2f7" style:font-size-asian="12pt" style:font-size-complex="12pt"/>
    </style:style>
    <style:style style:name="P4" style:family="paragraph" style:parent-style-name="Standard">
      <style:text-properties style:font-name="Arial" fo:font-size="12pt" fo:language="fr" fo:country="FR" officeooo:rsid="000051ee" officeooo:paragraph-rsid="000051ee" style:font-size-asian="12pt" style:font-size-complex="12pt"/>
    </style:style>
    <style:style style:name="P5" style:family="paragraph" style:parent-style-name="Standard">
      <style:text-properties style:font-name="Arial" fo:font-size="12pt" fo:language="fr" fo:country="FR" officeooo:rsid="000051ee" officeooo:paragraph-rsid="000051ee" style:font-size-asian="12pt" style:font-size-complex="12pt"/>
    </style:style>
    <style:style style:name="P6" style:family="paragraph" style:parent-style-name="Standard">
      <style:text-properties style:font-name="Arial" fo:font-size="12pt" fo:language="fr" fo:country="FR" officeooo:rsid="0001f990" officeooo:paragraph-rsid="0001f990" style:font-size-asian="12pt" style:font-size-complex="12pt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language="fr" fo:country="FR" style:text-underline-style="solid" style:text-underline-width="auto" style:text-underline-color="font-color"/>
    </style:style>
    <style:style style:name="T4" style:family="text">
      <style:text-properties fo:language="fr" fo:country="FR" fo:font-style="italic" style:font-style-asian="italic" style:font-style-complex="italic"/>
    </style:style>
    <style:style style:name="T5" style:family="text">
      <style:text-properties fo:language="fr" fo:country="FR" officeooo:rsid="0001a53d"/>
    </style:style>
    <style:style style:name="T6" style:family="text">
      <style:text-properties fo:language="fr" fo:country="FR" officeooo:rsid="0003b2f7"/>
    </style:style>
    <style:style style:name="T7" style:family="text">
      <style:text-properties fo:language="fr" fo:country="FR" officeooo:rsid="000051ee"/>
    </style:style>
    <style:style style:name="T8" style:family="text">
      <style:text-properties fo:language="fr" fo:country="FR" officeooo:rsid="000507e8"/>
    </style:style>
    <style:style style:name="T9" style:family="text">
      <style:text-properties fo:language="fr" fo:country="FR" officeooo:rsid="0005ee6d"/>
    </style:style>
    <style:style style:name="T10" style:family="text">
      <style:text-properties fo:language="fr" fo:country="FR" officeooo:rsid="00070e84"/>
    </style:style>
    <style:style style:name="T11" style:family="text">
      <style:text-properties fo:language="fr" fo:country="FR" officeooo:rsid="00080fee"/>
    </style:style>
    <style:style style:name="T12" style:family="text">
      <style:text-properties fo:language="fr" fo:country="FR" officeooo:rsid="000bc0ad"/>
    </style:style>
    <style:style style:name="T13" style:family="text">
      <style:text-properties fo:font-size="10pt" fo:language="fr" fo:country="FR" officeooo:rsid="0001a53d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as d’utilisation</text:span><text:span text:style-name="T1"> : </text:span><text:span text:style-name="T5">Consulter la liste de tous les utilisateurs </text:span><text:span text:style-name="T13">( Parents, Collaborateurs et enfants )</text:span></text:p>
      <text:p text:style-name="P4"/>
      <text:p text:style-name="P1"><text:span text:style-name="T3">Scénario principal</text:span><text:span text:style-name="T1"> : </text:span></text:p>
      <text:p text:style-name="P4"/>
      <text:p text:style-name="P6">L’administrateur devra être connecter pour accéder a l’option d’affichage de tous les utilisateur,</text:p>
      <text:p text:style-name="P2"><text:span text:style-name="T1">Une fois </text:span><text:span text:style-name="T8">la connexion réussit</text:span><text:span text:style-name="T1">, elle clique sur le bouton </text:span><text:span text:style-name="T4">Voir la liste des utilisateurs</text:span><text:span text:style-name="T1"> ou elle pourra afficher la liste.</text:span></text:p>
      <text:p text:style-name="P2"><text:span text:style-name="T6">Cette liste peut être</text:span><text:span text:style-name="T1"> trier en fonction du types d’utilisateurs ou faire des recherches rapides,</text:span></text:p>
      <text:p text:style-name="P4"><text:s/></text:p>
      <text:p text:style-name="P4"/>
      <text:p text:style-name="P1"><text:span text:style-name="T3">Scénarios alternatifs</text:span><text:span text:style-name="T1"> : </text:span></text:p>
      <text:p text:style-name="P4"/>
      <text:p text:style-name="P3"><text:span text:style-name="T12">Le</text:span><text:span text:style-name="T10"> mot de passe </text:span><text:span text:style-name="T12">est incorrect:</text:span><text:span text:style-name="T10"> </text:span><text:span text:style-name="T11">la page de connexion affichera une erre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0-03-02T08:10:36.312000000</dc:date>
    <meta:editing-duration>PT36M1S</meta:editing-duration>
    <meta:editing-cycles>7</meta:editing-cycles>
    <meta:document-statistic meta:table-count="0" meta:image-count="0" meta:object-count="0" meta:page-count="1" meta:paragraph-count="8" meta:word-count="84" meta:character-count="536" meta:non-whitespace-character-count="456"/>
  </office:meta>
</office:document-meta>
</file>